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1BFA00004A3F00009EC037D59E1177E2F559.wmf" manifest:media-type="image/x-wmf"/>
  <manifest:file-entry manifest:full-path="Pictures/1000AD27000013A50000104D0806B606EDF83D15.svg" manifest:media-type="image/svg+xml"/>
  <manifest:file-entry manifest:full-path="Pictures/10000001000000FF000000D42FF3551DFE0BD47D.png" manifest:media-type="image/png"/>
  <manifest:file-entry manifest:full-path="Pictures/10000001000001E30000040A49A4D3A7BC242DE3.png" manifest:media-type="image/png"/>
  <manifest:file-entry manifest:full-path="Pictures/10006A3100000BB70000178AB6095D08808B5404.svg" manifest:media-type="image/svg+xml"/>
  <manifest:file-entry manifest:full-path="Pictures/1000000100000216000003A9045FD35B4FB47452.png" manifest:media-type="image/png"/>
  <manifest:file-entry manifest:full-path="Pictures/10000001000000F0000000D49F1AB6BAAA6FA901.png" manifest:media-type="image/png"/>
  <manifest:file-entry manifest:full-path="Pictures/1000000100000442000001CB75FA4663B571DF73.png" manifest:media-type="image/png"/>
  <manifest:file-entry manifest:full-path="Pictures/10003DE600009EC0000042E019DBE2CC145B73AA.wmf" manifest:media-type="image/x-wmf"/>
  <manifest:file-entry manifest:full-path="Pictures/100002BE00005A7800009EC0C1222EBAE140C277.wmf" manifest:media-type="image/x-wmf"/>
  <manifest:file-entry manifest:full-path="Pictures/1000000100000098000001324F91C9F27068A8B9.png" manifest:media-type="image/png"/>
  <manifest:file-entry manifest:full-path="Pictures/10000001000005DE000003EAE8323FF47C8635F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dash" draw:stroke-dash="Ultrafine_20_Dotted_20__28_var_29_" svg:stroke-width="0.159cm" svg:stroke-color="#f58220" draw:marker-start="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color="#000000" draw:fill-color="#ffec00" draw:textarea-horizontal-align="justify" draw:textarea-vertical-align="middle" draw:auto-grow-height="false" fo:min-height="0.672cm" fo:min-width="2.79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ed1c24" loext:opacity="100%" style:font-name="Arial" fo:font-size="11pt"/>
    </style:style>
    <style:style style:name="P4" style:family="paragraph">
      <loext:graphic-properties draw:fill-color="#ffec00"/>
      <style:paragraph-properties fo:text-align="center" style:writing-mode="lr-tb"/>
      <style:text-properties fo:color="#ed1c24" loext:opacity="100%" style:font-name="Arial" fo:font-size="11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T1" style:family="text">
      <style:text-properties fo:color="#ed1c24" loext:opacity="100%" style:font-name="Arial" fo:font-size="11pt"/>
    </style:style>
    <style:style style:name="T2" style:family="text">
      <style:text-properties fo:color="#000000" loext:opacity="100%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.493cm" svg:height="17.674cm" svg:x="1.77cm" svg:y="1.776cm">
          <draw:image xlink:href="Pictures/10000001000005DE000003EAE8323FF47C8635FE.png" xlink:type="simple" xlink:show="embed" xlink:actuate="onLoad" draw:mime-type="image/png">
            <text:p/>
          </draw:image>
        </draw:frame>
        <draw:path draw:style-name="gr2" draw:text-style-name="P1" draw:layer="layout" svg:width="19.044cm" svg:height="6.526cm" draw:transform="skewX (0.000174532925199408) rotate (-0.50178215994837) translate (2.14300576619036cm 3.71798949397153cm)" svg:viewBox="0 0 19045 6527" svg:d="M0 0c16981 2 18477-120 19045 6527">
          <text:p/>
        </draw:path>
        <draw:frame draw:style-name="gr1" draw:text-style-name="P1" draw:layer="layout" svg:width="1.543cm" svg:height="0.645cm" draw:transform="skewX (-0.00314159265358979) rotate (2.61904107554269) translate (8.895cm 5.66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3" draw:text-style-name="P1" draw:layer="layout" svg:x1="2.6cm" svg:y1="1.9cm" svg:x2="7.7cm" svg:y2="4.8cm">
          <text:p/>
        </draw:line>
        <draw:frame draw:style-name="gr1" draw:text-style-name="P1" draw:layer="layout" svg:width="1.545cm" svg:height="0.647cm" draw:transform="skewX (-0.007679448708775) rotate (2.61834294384189) translate (10.259cm 6.42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4cm" svg:height="0.648cm" draw:transform="skewX (-0.00610865238198019) rotate (2.61886654261749) translate (11.623cm 7.19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4cm" svg:height="0.648cm" draw:transform="skewX (-0.00610865238198019) rotate (2.61799387799149) translate (12.923cm 7.9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4cm" svg:height="0.649cm" draw:transform="skewX (-0.00610865238198005) rotate (2.6171212133655) translate (15.579cm 9.54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5cm" svg:height="0.647cm" draw:transform="skewX (-0.00610865238198012) rotate (2.6167721475151) translate (14.248cm 8.74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6cm" svg:height="0.645cm" draw:transform="skewX (-0.00314159265358981) rotate (2.45236213197723) translate (16.738cm 10.54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3cm" svg:height="0.646cm" draw:transform="skewX (-0.00471238898038464) rotate (1.88233759827588) translate (18.067cm 13.12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2cm" svg:height="0.647cm" draw:transform="skewX (-0.00471238898038469) rotate (1.76801853227026) translate (18.366cm 14.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5cm" svg:height="0.647cm" draw:transform="skewX (-0.00925024503556996) rotate (-0.524820506074695) translate (11.487cm 9.89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4cm" svg:height="0.649cm" draw:transform="skewX (-0.00767944870877497) rotate (-0.628667596568358) translate (12.854cm 10.75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3cm" svg:height="0.646cm" draw:transform="skewX (-0.00610865238198015) rotate (-1.5707963267949) translate (14.697cm 13.40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5cm" svg:height="0.646cm" draw:transform="skewX (-0.00314159265358981) rotate (-1.23604217626238) translate (14.159cm 11.87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4cm" svg:height="0.646cm" draw:transform="skewX (-0.00471238898038466) rotate (-2.20714337207203) translate (14.709cm 15.2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5cm" svg:height="0.647cm" draw:transform="skewX (-0.00471238898038471) rotate (1.0765190826301) translate (17.2cm 18.8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0.387cm" svg:height="0.676cm" svg:x="19.277cm" svg:y="13.594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86cm" svg:height="0.676cm" svg:x="18.874cm" svg:y="12.677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84cm" svg:height="0.675cm" svg:x="18.612cm" svg:y="11.623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86cm" svg:height="0.677cm" svg:x="18.488cm" svg:y="10.437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87cm" svg:height="0.677cm" svg:x="18.884cm" svg:y="9.102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85cm" svg:height="0.676cm" svg:x="19.544cm" svg:y="7.916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0.388cm" svg:height="0.674cm" svg:x="20.322cm" svg:y="6.864cm">
          <draw:image xlink:href="Pictures/100002BE00005A7800009EC0C1222EBAE140C277.wmf" xlink:type="simple" xlink:show="embed" xlink:actuate="onLoad" draw:mime-type="image/x-wmf">
            <text:p/>
          </draw:image>
          <draw:image xlink:href="Pictures/1000000100000216000003A9045FD35B4FB47452.png" xlink:type="simple" xlink:show="embed" xlink:actuate="onLoad" draw:mime-type="image/png"/>
        </draw:frame>
        <draw:frame draw:style-name="gr1" draw:text-style-name="P1" draw:layer="layout" svg:width="1.543cm" svg:height="0.647cm" draw:transform="skewX (-0.00767944870877502) rotate (-0.523947841448697) translate (10.169cm 9.124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path draw:style-name="gr4" draw:text-style-name="P2" draw:layer="layout" svg:width="6.455cm" svg:height="4.087cm" draw:transform="skewX (0.00017453292519955) rotate (-2.15251456648461) translate (25.0568796994977cm 8.60016590639803cm)" svg:viewBox="0 0 6456 4088" svg:d="M0 4088c3362-161 4020-120 4973-589 1182-582 1361-1527 1483-3499">
          <text:p/>
        </draw:path>
        <draw:frame draw:style-name="gr1" draw:text-style-name="P1" draw:layer="layout" svg:width="2.43cm" svg:height="2.145cm" svg:x="19.344cm" svg:y="13.928cm">
          <draw:image xlink:href="Pictures/10000001000000F0000000D49F1AB6BAAA6FA901.png" xlink:type="simple" xlink:show="embed" xlink:actuate="onLoad" draw:mime-type="image/png">
            <text:p/>
          </draw:image>
        </draw:frame>
        <draw:custom-shape draw:style-name="gr5" draw:text-style-name="P4" draw:layer="layout" svg:width="3.294cm" svg:height="0.922cm" svg:x="19.006cm" svg:y="4.905cm">
          <text:p text:style-name="P3"><text:span text:style-name="T1">Veloverkeh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7.166cm" svg:height="1.119cm" svg:x="10.034cm" svg:y="2.401cm">
          <draw:text-box>
            <text:p text:style-name="P5"><text:span text:style-name="T2">Theodorskirchplatz</text:span></text:p>
          </draw:text-box>
        </draw:frame>
        <draw:frame draw:style-name="gr1" draw:text-style-name="P1" draw:layer="layout" svg:width="1.545cm" svg:height="0.647cm" draw:transform="skewX (-0.00471238898038469) rotate (1.5395549331842) translate (18.364cm 16.06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5cm" svg:height="0.647cm" draw:transform="skewX (-0.00471238898038467) rotate (1.30149202321217) translate (17.932cm 17.52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4cm" svg:height="0.646cm" draw:transform="skewX (-0.00471238898038466) rotate (-2.20208191724125) translate (13.811cm 16.45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4cm" svg:height="0.646cm" draw:transform="skewX (-0.00471238898038466) rotate (-2.20208191724125) translate (12.932cm 17.737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6" draw:text-style-name="P6" draw:layer="layout" svg:width="6.3cm" svg:height="1.119cm" svg:x="21.8cm" svg:y="2.5cm">
          <draw:text-box>
            <text:p text:style-name="P5"><text:span text:style-name="T2">Wettsteinstrasse</text:span></text:p>
          </draw:text-box>
        </draw:frame>
        <draw:frame draw:style-name="gr1" draw:text-style-name="P1" draw:layer="layout" svg:width="0.84cm" svg:height="1.85cm" svg:x="17.779cm" svg:y="8.091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  <draw:frame draw:style-name="gr1" draw:text-style-name="P1" draw:layer="layout" svg:width="1.545cm" svg:height="0.647cm" draw:transform="skewX (-0.00925024503556996) rotate (-0.524820506074695) translate (8.863cm 8.37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3cm" svg:height="0.647cm" draw:transform="skewX (-0.00767944870877502) rotate (-0.523947841448697) translate (7.545cm 7.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543cm" svg:height="0.647cm" draw:transform="skewX (-0.00767944870877502) rotate (-0.523947841448697) translate (6.219cm 6.8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3" draw:text-style-name="P1" draw:layer="layout" svg:x1="2.1cm" svg:y1="4.6cm" svg:x2="6.08cm" svg:y2="6.861cm">
          <text:p/>
        </draw:line>
        <draw:frame draw:style-name="gr1" draw:text-style-name="P1" draw:layer="layout" svg:width="0.9cm" svg:height="1.85cm" svg:x="12.8cm" svg:y="11cm">
          <draw:image xlink:href="Pictures/10006A3100000BB70000178AB6095D08808B5404.svg" xlink:type="simple" xlink:show="embed" xlink:actuate="onLoad" draw:mime-type="image/svg+xml">
            <text:p/>
          </draw:image>
          <draw:image xlink:href="Pictures/1000000100000098000001324F91C9F27068A8B9.png" xlink:type="simple" xlink:show="embed" xlink:actuate="onLoad" draw:mime-type="image/png"/>
        </draw:frame>
        <draw:frame draw:style-name="gr7" draw:text-style-name="P1" draw:layer="layout" svg:width="1.793cm" svg:height="1.488cm" draw:transform="rotate (2.17590197846133) translate (17.076cm 12.321cm)">
          <draw:image xlink:href="Pictures/1000AD27000013A50000104D0806B606EDF83D15.svg" xlink:type="simple" xlink:show="embed" xlink:actuate="onLoad" draw:mime-type="image/svg+xml">
            <text:p/>
          </draw:image>
          <draw:image xlink:href="Pictures/10000001000000FF000000D42FF3551DFE0BD47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02T11:11:22.529664919</meta:creation-date>
    <dc:date>2022-09-02T07:32:55.087751947</dc:date>
    <meta:editing-duration>PT18M23S</meta:editing-duration>
    <meta:editing-cycles>7</meta:editing-cycles>
    <meta:generator>LibreOffice/7.3.4.2$MacOSX_X86_64 LibreOffice_project/728fec16bd5f605073805c3c9e7c4212a0120dc5</meta:generator>
    <meta:document-statistic meta:object-count="42"/>
  </office:meta>
</office:document-meta>
</file>